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900000078647D85B44F0C3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91cm" fo:margin-left="0cm" fo:margin-top="0cm" fo:margin-bottom="0cm" table:align="left"/>
    </style:style>
    <style:style style:name="Table1.A" style:family="table-column">
      <style:table-column-properties style:column-width="17.19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7.191cm" fo:margin-left="0cm" fo:margin-top="0cm" fo:margin-bottom="0cm" table:align="left"/>
    </style:style>
    <style:style style:name="Table2.A" style:family="table-column">
      <style:table-column-properties style:column-width="17.19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191cm" fo:margin-left="0cm" fo:margin-top="0cm" fo:margin-bottom="0cm" table:align="left"/>
    </style:style>
    <style:style style:name="Table3.A" style:family="table-column">
      <style:table-column-properties style:column-width="17.19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7.191cm" fo:margin-left="0cm" fo:margin-top="0cm" fo:margin-bottom="0cm" table:align="left"/>
    </style:style>
    <style:style style:name="Table4.A" style:family="table-column">
      <style:table-column-properties style:column-width="17.19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7.191cm" fo:margin-left="0cm" fo:margin-top="0cm" fo:margin-bottom="0cm" table:align="left"/>
    </style:style>
    <style:style style:name="Table5.A" style:family="table-column">
      <style:table-column-properties style:column-width="17.19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7.191cm" fo:margin-left="0cm" fo:margin-top="0cm" fo:margin-bottom="0cm" table:align="left"/>
    </style:style>
    <style:style style:name="Table6.A" style:family="table-column">
      <style:table-column-properties style:column-width="17.19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7.191cm" fo:margin-left="0cm" fo:margin-top="0cm" fo:margin-bottom="0cm" table:align="left"/>
    </style:style>
    <style:style style:name="Table7.A" style:family="table-column">
      <style:table-column-properties style:column-width="17.19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7.191cm" fo:margin-left="0cm" fo:margin-top="0cm" fo:margin-bottom="0cm" table:align="left"/>
    </style:style>
    <style:style style:name="Table8.A" style:family="table-column">
      <style:table-column-properties style:column-width="17.19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7.191cm" fo:margin-left="0cm" fo:margin-top="0cm" fo:margin-bottom="0cm" table:align="left"/>
    </style:style>
    <style:style style:name="Table9.A" style:family="table-column">
      <style:table-column-properties style:column-width="17.191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7.191cm" fo:margin-left="0cm" fo:margin-top="0cm" fo:margin-bottom="0cm" table:align="left"/>
    </style:style>
    <style:style style:name="Table10.A" style:family="table-column">
      <style:table-column-properties style:column-width="17.191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7.191cm" fo:margin-left="0cm" fo:margin-top="0cm" fo:margin-bottom="0cm" table:align="left"/>
    </style:style>
    <style:style style:name="Table11.A" style:family="table-column">
      <style:table-column-properties style:column-width="17.191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7.191cm" fo:margin-left="0cm" fo:margin-top="0cm" fo:margin-bottom="0cm" table:align="left"/>
    </style:style>
    <style:style style:name="Table12.A" style:family="table-column">
      <style:table-column-properties style:column-width="17.191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P3"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P4"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start" style:justify-single-word="false" fo:orphans="0" fo:widows="0"/>
    </style:style>
    <style:style style:name="P7"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07dcff"/>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07e155"/>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nsolas" fo:font-size="10pt" fo:background-color="#ffffff" style:font-name-asian="Consolas1" style:font-size-asian="10pt" style:font-name-complex="Consolas1" style:font-size-complex="10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696969" style:font-name="Consolas" fo:font-size="10pt" fo:background-color="#ffffff" style:font-name-asian="Consolas1" style:font-size-asian="10pt" style:font-name-complex="Consolas1" style:font-size-complex="10pt"/>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078fea" officeooo:paragraph-rsid="00078fea"/>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07dcff" officeooo:paragraph-rsid="0007dcff"/>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07e155" officeooo:paragraph-rsid="0007e155"/>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099792" officeooo:paragraph-rsid="00099792"/>
    </style:style>
    <style:style style:name="P1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078fea"/>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07e155" officeooo:paragraph-rsid="0007e155"/>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099792" officeooo:paragraph-rsid="00099792"/>
    </style:style>
    <style:style style:name="P21" style:family="paragraph" style:parent-style-name="Standard">
      <style:paragraph-properties fo:margin-top="0cm" fo:margin-bottom="0cm" loext:contextual-spacing="false" style:line-height-at-least="0.503cm"/>
      <style:text-properties fo:color="#d4d4d4" style:font-name="Droid Sans Mono" fo:font-size="10.5pt" fo:font-weight="normal" fo:background-color="#1e1e1e"/>
    </style:style>
    <style:style style:name="P22" style:family="paragraph" style:parent-style-name="Standard">
      <style:paragraph-properties fo:margin-top="0cm" fo:margin-bottom="0cm" loext:contextual-spacing="false" style:line-height-at-least="0.503cm"/>
      <style:text-properties fo:color="#6a9955" style:font-name="Droid Sans Mono" fo:font-size="10.5pt" fo:font-weight="normal" fo:background-color="#1e1e1e"/>
    </style:style>
    <style:style style:name="P23" style:family="paragraph" style:parent-style-name="Standard">
      <style:paragraph-properties fo:margin-top="0cm" fo:margin-bottom="0cm" loext:contextual-spacing="false" style:line-height-at-least="0.503cm"/>
      <style:text-properties fo:color="#c586c0" style:font-name="Droid Sans Mono" fo:font-size="10.5pt" fo:font-weight="normal" fo:background-color="#1e1e1e"/>
    </style:style>
    <style:style style:name="P24" style:family="paragraph" style:parent-style-name="Standard">
      <style:paragraph-properties fo:margin-top="0cm" fo:margin-bottom="0cm" loext:contextual-spacing="false" style:line-height-at-least="0.503cm"/>
    </style:style>
    <style:style style:name="P25" style:family="paragraph" style:parent-style-name="Standard" style:list-style-name="WWNum2">
      <style:paragraph-properties fo:margin-left="1.27cm" fo:margin-right="0cm" fo:margin-top="0cm" fo:margin-bottom="0cm" loext:contextual-spacing="false" fo:text-indent="-0.635cm" style:auto-text-indent="false"/>
    </style:style>
    <style:style style:name="P26" style:family="paragraph" style:parent-style-name="Standard" style:list-style-name="WWNum1">
      <style:paragraph-properties fo:margin-left="1.27cm" fo:margin-right="0cm" fo:margin-top="0cm" fo:margin-bottom="0cm" loext:contextual-spacing="false" fo:text-indent="-0.635cm" style:auto-text-indent="false"/>
    </style:style>
    <style:style style:name="P27" style:family="paragraph" style:parent-style-name="Standard" style:list-style-name="WWNum2">
      <style:paragraph-properties fo:margin-left="1.27cm" fo:margin-right="0cm" fo:text-indent="-0.635cm" style:auto-text-indent="false"/>
    </style:style>
    <style:style style:name="P28" style:family="paragraph" style:parent-style-name="Standard" style:list-style-name="WWNum1">
      <style:paragraph-properties fo:margin-left="1.27cm" fo:margin-right="0cm" fo:text-indent="-0.635cm" style:auto-text-indent="false"/>
    </style:style>
    <style:style style:name="P2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weight="bold" officeooo:rsid="0007e155" officeooo:paragraph-rsid="0007e155" style:font-weight-asian="bold"/>
    </style:style>
    <style:style style:name="P3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07e155" officeooo:paragraph-rsid="0007e155"/>
    </style:style>
    <style:style style:name="P3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fo:background-color="#ffffff" style:font-name-asian="Consolas1" style:font-size-asian="10pt" style:font-name-complex="Consolas1" style:font-size-complex="10pt"/>
    </style:style>
    <style:style style:name="P3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0e42a7" officeooo:paragraph-rsid="000e42a7" fo:background-color="#ffffff" style:font-name-asian="Consolas1" style:font-size-asian="10pt" style:font-name-complex="Consolas1" style:font-size-complex="10pt"/>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078fea"/>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d4d4d4" style:font-name="Droid Sans Mono" fo:font-size="10.5pt" fo:font-weight="normal" fo:background-color="#1e1e1e" style:font-name-asian="Consolas1" style:font-size-asian="10pt" style:font-name-complex="Consolas1" style:font-size-complex="10pt"/>
    </style:style>
    <style:style style:name="P35" style:family="paragraph" style:parent-style-name="Heading_20_1" style:master-page-name="First_20_Page">
      <style:paragraph-properties style:page-number="1"/>
    </style:style>
    <style:style style:name="T1" style:family="text">
      <style:text-properties style:font-name="Consolas" fo:font-size="10pt" fo:font-weight="bold" style:font-name-asian="Consolas1" style:font-size-asian="10pt" style:font-weight-asian="bold" style:font-name-complex="Consolas1" style:font-size-complex="10pt"/>
    </style:style>
    <style:style style:name="T2" style:family="text">
      <style:text-properties style:font-name="Consolas" fo:font-size="10pt" style:font-name-asian="Consolas1" style:font-size-asian="10pt" style:font-name-complex="Consolas1" style:font-size-complex="10pt"/>
    </style:style>
    <style:style style:name="T3" style:family="text">
      <style:text-properties style:font-name="Consolas" fo:font-size="10pt" fo:background-color="#ffffff" loext:char-shading-value="0" style:font-name-asian="Consolas1" style:font-size-asian="10pt" style:font-name-complex="Consolas1" style:font-size-complex="10pt"/>
    </style:style>
    <style:style style:name="T4" style:family="text">
      <style:text-properties fo:font-style="italic" style:font-style-asian="italic"/>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officeooo:rsid="0007e155" style:font-weight-asian="bold"/>
    </style:style>
    <style:style style:name="T8" style:family="text">
      <style:text-properties fo:color="#004a43" style:font-name="Consolas" fo:font-size="10pt" fo:background-color="#ffffff" loext:char-shading-value="0" style:font-name-asian="Consolas1" style:font-size-asian="10pt" style:font-name-complex="Consolas1" style:font-size-complex="10pt"/>
    </style:style>
    <style:style style:name="T9" style:family="text">
      <style:text-properties fo:color="#800000" style:font-name="Consolas" fo:font-size="10pt" fo:background-color="#ffffff" loext:char-shading-value="0" style:font-name-asian="Consolas1" style:font-size-asian="10pt" style:font-name-complex="Consolas1" style:font-size-complex="10pt"/>
    </style:style>
    <style:style style:name="T10" style:family="text">
      <style:text-properties fo:color="#800000" style:font-name="Consolas" fo:font-size="10pt" fo:font-weight="bold" fo:background-color="#ffffff" loext:char-shading-value="0" style:font-name-asian="Consolas1" style:font-size-asian="10pt" style:font-weight-asian="bold" style:font-name-complex="Consolas1" style:font-size-complex="10pt"/>
    </style:style>
    <style:style style:name="T11" style:family="text">
      <style:text-properties fo:color="#40015a" style:font-name="Consolas" fo:font-size="10pt" fo:background-color="#ffffff" loext:char-shading-value="0" style:font-name-asian="Consolas1" style:font-size-asian="10pt" style:font-name-complex="Consolas1" style:font-size-complex="10pt"/>
    </style:style>
    <style:style style:name="T12" style:family="text">
      <style:text-properties fo:color="#400000" style:font-name="Consolas" fo:font-size="10pt" fo:background-color="#ffffff" loext:char-shading-value="0" style:font-name-asian="Consolas1" style:font-size-asian="10pt" style:font-name-complex="Consolas1" style:font-size-complex="10pt"/>
    </style:style>
    <style:style style:name="T13" style:family="text">
      <style:text-properties fo:color="#808030" style:font-name="Consolas" fo:font-size="10pt" fo:background-color="#ffffff" loext:char-shading-value="0" style:font-name-asian="Consolas1" style:font-size-asian="10pt" style:font-name-complex="Consolas1" style:font-size-complex="10pt"/>
    </style:style>
    <style:style style:name="T14" style:family="text">
      <style:text-properties fo:color="#800080" style:font-name="Consolas" fo:font-size="10pt" fo:background-color="#ffffff" loext:char-shading-value="0" style:font-name-asian="Consolas1" style:font-size-asian="10pt" style:font-name-complex="Consolas1" style:font-size-complex="10pt"/>
    </style:style>
    <style:style style:name="T15" style:family="text">
      <style:text-properties fo:color="#696969" style:font-name="Consolas" fo:font-size="10pt" fo:background-color="#ffffff" loext:char-shading-value="0" style:font-name-asian="Consolas1" style:font-size-asian="10pt" style:font-name-complex="Consolas1" style:font-size-complex="10pt"/>
    </style:style>
    <style:style style:name="T16" style:family="text">
      <style:text-properties fo:color="#603000" style:font-name="Consolas" fo:font-size="10pt" fo:background-color="#ffffff" loext:char-shading-value="0" style:font-name-asian="Consolas1" style:font-size-asian="10pt" style:font-name-complex="Consolas1" style:font-size-complex="10pt"/>
    </style:style>
    <style:style style:name="T17" style:family="text">
      <style:text-properties fo:color="#0000e6" style:font-name="Consolas" fo:font-size="10pt" fo:background-color="#ffffff" loext:char-shading-value="0" style:font-name-asian="Consolas1" style:font-size-asian="10pt" style:font-name-complex="Consolas1" style:font-size-complex="10pt"/>
    </style:style>
    <style:style style:name="T18" style:family="text">
      <style:text-properties fo:color="#007997" style:font-name="Consolas" fo:font-size="10pt" fo:background-color="#ffffff" loext:char-shading-value="0" style:font-name-asian="Consolas1" style:font-size-asian="10pt" style:font-name-complex="Consolas1" style:font-size-complex="10pt"/>
    </style:style>
    <style:style style:name="T19" style:family="text">
      <style:text-properties fo:color="#0f69ff" style:font-name="Consolas" fo:font-size="10pt" fo:background-color="#ffffff" loext:char-shading-value="0" style:font-name-asian="Consolas1" style:font-size-asian="10pt" style:font-name-complex="Consolas1" style:font-size-complex="10pt"/>
    </style:style>
    <style:style style:name="T20" style:family="text">
      <style:text-properties fo:color="#008c00" style:font-name="Consolas" fo:font-size="10pt" fo:background-color="#ffffff" loext:char-shading-value="0" style:font-name-asian="Consolas1" style:font-size-asian="10pt" style:font-name-complex="Consolas1" style:font-size-complex="10pt"/>
    </style:style>
    <style:style style:name="T21" style:family="text">
      <style:text-properties officeooo:rsid="0007e155"/>
    </style:style>
    <style:style style:name="T22" style:family="text">
      <style:text-properties officeooo:rsid="00078fea"/>
    </style:style>
    <style:style style:name="T23" style:family="text">
      <style:text-properties fo:color="#c586c0"/>
    </style:style>
    <style:style style:name="T24" style:family="text">
      <style:text-properties fo:color="#c586c0" style:font-name="Consolas" fo:font-size="10pt" fo:background-color="#ffffff" loext:char-shading-value="0"/>
    </style:style>
    <style:style style:name="T25" style:family="text">
      <style:text-properties fo:color="#569cd6"/>
    </style:style>
    <style:style style:name="T26" style:family="text">
      <style:text-properties fo:color="#569cd6" style:font-name="Consolas" fo:font-size="10pt" fo:background-color="#ffffff" loext:char-shading-value="0"/>
    </style:style>
    <style:style style:name="T27" style:family="text">
      <style:text-properties fo:color="#ce9178"/>
    </style:style>
    <style:style style:name="T28" style:family="text">
      <style:text-properties fo:color="#ce9178" style:font-name="Consolas" fo:font-size="10pt" fo:background-color="#ffffff" loext:char-shading-value="0"/>
    </style:style>
    <style:style style:name="T29" style:family="text">
      <style:text-properties fo:color="#dcdcaa"/>
    </style:style>
    <style:style style:name="T30" style:family="text">
      <style:text-properties fo:color="#6a9955"/>
    </style:style>
    <style:style style:name="T31" style:family="text">
      <style:text-properties fo:color="#d7ba7d"/>
    </style:style>
    <style:style style:name="T32" style:family="text">
      <style:text-properties fo:color="#b5cea8"/>
    </style:style>
    <style:style style:name="T33" style:family="text">
      <style:text-properties fo:color="#9cdcfe"/>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81jbgszg9kfy"/>Ejercicios Módulo 1. 3 - Usuarios y permisos</text:p>
      <text:p text:style-name="Heading_20_2"><text:bookmark text:name="_9vn7v31a8dni"/>Objetivo</text:p>
      <text:p text:style-name="Standard">El objetivo de esta hoja de ejercicios es familiarizarse con el concepto de usuarios, propietarios, permisos, etc., en sistemas Unix y en Linux en particular. Específicamente, trabajaremos:</text:p>
      <text:list xml:id="list4122303058" text:style-name="WWNum2">
        <text:list-item>
          <text:p text:style-name="P25">Gestión básica de usuarios y comandos relacionados</text:p>
        </text:list-item>
        <text:list-item>
          <text:p text:style-name="P25">Gestión de permisos de ficheros</text:p>
        </text:list-item>
        <text:list-item>
          <text:p text:style-name="P25">Concepto de usuario real y efectivo</text:p>
        </text:list-item>
        <text:list-item>
          <text:p text:style-name="P27">Llamadas al sistema relacionados con la identificación de usuarios</text:p>
        </text:list-item>
      </text:list>
      <text:p text:style-name="Heading_20_2"><text:bookmark text:name="_8bwpxawv0cir"/>Lecturas previas recomendadas</text:p>
      <text:list xml:id="list4125739640" text:style-name="WWNum1">
        <text:list-item>
          <text:p text:style-name="P26"><text:span text:style-name="T4">Advanced Linux Programming</text:span>, capítulo 10.</text:p>
        </text:list-item>
        <text:list-item>
          <text:p text:style-name="P26"><text:span text:style-name="T4">Linux System Programming</text:span>, capítulo 5.</text:p>
        </text:list-item>
        <text:list-item>
          <text:p text:style-name="P28">Diapositivas del Módulo 1. Sección <text:span text:style-name="T4">Usuarios, propietarios y permisos</text:span>.</text:p>
        </text:list-item>
      </text:list>
      <text:p text:style-name="Heading_20_2"><text:bookmark text:name="_mg3ylidwmgdv"/>Usuarios, propietarios y permisos</text:p>
      <text:p text:style-name="Standard"><text:span text:style-name="T6">Cuestión 1.</text:span> Busca en el manual un comando para añadir nuevos usuarios al sistema (pista: busca en la sección 8). ¿Cómo se llama el fichero de configuración que se usa para definir las acciones por defecto de ese comando? Muestra el contenido de ese fichero por pantalla y comprueba que surte efecto cuando creas un nuevo usuario.</text:p>
      <table:table table:name="Table1" table:style-name="Table1">
        <table:table-column table:style-name="Table1.A"/>
        <table:table-row table:style-name="Table1.1">
          <table:table-cell table:style-name="Table1.A1" office:value-type="string">
            <text:p text:style-name="P18">fichero de configuración: /etc/login.defs</text:p>
            <text:p text:style-name="P13">comando: useradd</text:p>
            <text:p text:style-name="P8"/>
            <text:p text:style-name="P33"><text:span text:style-name="T22">Para mostralo: cat /etc/login.defs.</text:span></text:p>
            <text:p text:style-name="P8"/>
          </table:table-cell>
        </table:table-row>
      </table:table>
      <text:p text:style-name="Standard"><text:span text:style-name="T6">Cuestión 2.</text:span> ¿Qué tipo de ficheros son <text:s/><text:span text:style-name="T6">/dev/tty*</text:span>?, ¿tiene tu usuario permisos de escritura?, ¿y el fichero <text:span text:style-name="T6">/dev/sda</text:span>?, ¿qué comandos has usado para saberlo?</text:p>
      <table:table table:name="Table2" table:style-name="Table2">
        <table:table-column table:style-name="Table2.A"/>
        <table:table-row table:style-name="Table2.1">
          <table:table-cell table:style-name="Table2.A1" office:value-type="string">
            <text:p text:style-name="P9"><text:span text:style-name="T6">/dev/tty* : </text:span>inode/chardevice;</text:p>
            <text:p text:style-name="P14">Si tiene permiso de escritura y lectura.</text:p>
            <text:p text:style-name="P10"><text:span text:style-name="T21">En mi maquina no tengo el fichero </text:span><text:span text:style-name="T7">/dev/sda</text:span></text:p>
            <text:p text:style-name="P29"><text:soft-page-break/>Comandos:</text:p>
            <text:p text:style-name="P29"/>
            <text:p text:style-name="P15">file -i xxxxx...</text:p>
            <text:p text:style-name="P19">ls -l xxxxx..</text:p>
          </table:table-cell>
        </table:table-row>
      </table:table>
      <text:p text:style-name="Standard"/>
      <text:p text:style-name="Standard"><text:span text:style-name="T6">Cuestión 3.</text:span> ¿En qué grupos está el usuario <text:span text:style-name="T6">usuarioso</text:span>?, ¿qué comando has usado para saber</text:p>
      <table:table table:name="Table3" table:style-name="Table3">
        <table:table-column table:style-name="Table3.A"/>
        <table:table-row table:style-name="Table3.1">
          <table:table-cell table:style-name="Table3.A1" office:value-type="string">
            <text:p text:style-name="P15">No tengo el usuario usuarioso, pero el comando es group ejemplo.</text:p>
            <text:p text:style-name="P19">groups badr</text:p>
            <text:p text:style-name="P8">badr : badr adm cdrom sudo dip plugdev lpadmin sambashare</text:p>
            <text:p text:style-name="P8"/>
          </table:table-cell>
        </table:table-row>
      </table:table>
      <text:p text:style-name="Standard"/>
      <text:p text:style-name="Standard"><text:span text:style-name="T6">Cuestión 4.</text:span> ¿Para qué sirven los comandos <text:span text:style-name="T6">chmod</text:span> y <text:span text:style-name="T6">chown</text:span>?</text:p>
      <table:table table:name="Table4" table:style-name="Table4">
        <table:table-column table:style-name="Table4.A"/>
        <table:table-row table:style-name="Table4.1">
          <table:table-cell table:style-name="Table4.A1" office:value-type="string">
            <text:p text:style-name="P17">El <text:span text:style-name="T5">comando chown sirve para</text:span> cambiar el propietario de un archivoo fichero y la información del grupo de usuario, el <text:span text:style-name="T5">comando chmod sirve para</text:span> cambiar los permisos de acceso al archivo tales como escritura, lectura y ejecución</text:p>
          </table:table-cell>
        </table:table-row>
      </table:table>
      <text:p text:style-name="Standard"/>
      <text:p text:style-name="Standard"><text:span text:style-name="T6">Cuestión 5.</text:span> Crea un ejecutable cualquiera (por ejemplo, un “hola mundo”). <text:s/>Elimina los permisos de ejecución para el grupo y otros, dejándoles únicamente permisos de lectura. Cambia a otro usuario del sistema usando <text:span text:style-name="T6">su</text:span>. ¿Puedes ejecutar ese fichero?, ¿cómo podrías conseguir ejecutarlo?</text:p>
      <table:table table:name="Table5" table:style-name="Table5">
        <table:table-column table:style-name="Table5.A"/>
        <table:table-row table:style-name="Table5.1">
          <table:table-cell table:style-name="Table5.A1" office:value-type="string">
            <text:p text:style-name="P8"/>
            <text:p text:style-name="P8"/>
            <text:p text:style-name="P8"/>
          </table:table-cell>
        </table:table-row>
      </table:table>
      <text:p text:style-name="Standard"/>
      <text:p text:style-name="Standard"><text:span text:style-name="T6">Cuestión 6.</text:span> Encuentra un directorio del sistema con <text:span text:style-name="T6">sticky bit</text:span> activado. ¿Para qué se usa ese directorio?</text:p>
      <table:table table:name="Table6" table:style-name="Table6">
        <table:table-column table:style-name="Table6.A"/>
        <table:table-row table:style-name="Table6.1">
          <table:table-cell table:style-name="Table6.A1" office:value-type="string">
            <text:p text:style-name="P8">drwxrwxrwt <text:s/>23 root root <text:s/>4096 feb 11 14:41 tmp</text:p>
            <text:p text:style-name="P20">El directorio tmp tiene el stick bit activado.</text:p>
            <text:p text:style-name="P16">Se usa para almacenar archivos temporales de todo tipo.</text:p>
          </table:table-cell>
        </table:table-row>
      </table:table>
      <text:p text:style-name="Standard"/>
      <text:p text:style-name="Standard"><text:span text:style-name="T6">Ejercicio 1.</text:span> Completa el código de <text:span text:style-name="T6">usu1.c</text:span> de modo que el <text:s/>proceso muestre por pantalla su <text:span text:style-name="T6">uid</text:span>, <text:s/>y su <text:span text:style-name="T6">euid</text:span>, e intenta encontrar una situación en la <text:s/>que ambos no coincidan (sin modificar el código fuente). ¿Qué significa <text:span text:style-name="T6">usuario efectivo</text:span>?</text:p>
      <table:table table:name="Table7" table:style-name="Table7">
        <table:table-column table:style-name="Table7.A"/>
        <table:table-row table:style-name="Table7.1">
          <table:table-cell table:style-name="Table7.A1" office:value-type="string">
            <text:p text:style-name="P34"><text:span text:style-name="T24">#include</text:span><text:span text:style-name="T26"> </text:span><text:span text:style-name="T28">&lt;unistd.h&gt;</text:span></text:p>
            <text:p text:style-name="P21"><text:soft-page-break/><text:span text:style-name="T23">#include</text:span><text:span text:style-name="T25"> </text:span><text:span text:style-name="T27">&lt;sys/types.h&gt;</text:span></text:p>
            <text:p text:style-name="P21"><text:span text:style-name="T23">#include</text:span><text:span text:style-name="T25"> </text:span><text:span text:style-name="T27">&lt;stdio.h&gt;</text:span></text:p>
            <text:p text:style-name="P24"/>
            <text:p text:style-name="P21"><text:span text:style-name="T25">int</text:span> <text:span text:style-name="T29">main</text:span>() {</text:p>
            <text:p text:style-name="P22">/* Declarar apropiadamente las </text:p>
            <text:p text:style-name="P22">variables usuario y efectivo */</text:p>
            <text:p text:style-name="P24"/>
            <text:p text:style-name="P21"><text:span text:style-name="T30">/* Obtener uid del proceso */</text:span> </text:p>
            <text:p text:style-name="P21"><text:span text:style-name="T25">int</text:span> usuario = <text:span text:style-name="T29">getuid</text:span>();</text:p>
            <text:p text:style-name="P21"><text:span text:style-name="T30">/* Obtener uid efectivo del proceso */</text:span> </text:p>
            <text:p text:style-name="P21"><text:span text:style-name="T25">int</text:span> efectivo = <text:span text:style-name="T29">getuid</text:span>();</text:p>
            <text:p text:style-name="P21"><text:span text:style-name="T29">printf</text:span>(<text:span text:style-name="T27">"UID = %d EUID = %d</text:span><text:span text:style-name="T31">\n</text:span><text:span text:style-name="T27">"</text:span>,usuario,efectivo);</text:p>
            <text:p text:style-name="P21"><text:span text:style-name="T23">if</text:span> (usuario == efectivo)</text:p>
            <text:p text:style-name="P21"><text:span text:style-name="T29">printf</text:span>(<text:span text:style-name="T27">"Son iguales</text:span><text:span text:style-name="T31">\n</text:span><text:span text:style-name="T27">"</text:span>);</text:p>
            <text:p text:style-name="P23">else</text:p>
            <text:p text:style-name="P21"><text:span text:style-name="T29">printf</text:span>(<text:span text:style-name="T27">"Interesante. UID = (%d) EUID = %d</text:span><text:span text:style-name="T31">\n</text:span><text:span text:style-name="T27">"</text:span>,usuario);</text:p>
            <text:p text:style-name="P21"><text:span text:style-name="T23">return</text:span> <text:span text:style-name="T32">1</text:span>; </text:p>
            <text:p text:style-name="P21">}</text:p>
            <text:p text:style-name="P31"><text:span text:style-name="T9"/></text:p>
            <text:p text:style-name="P31">Usualmente, el <text:span text:style-name="Emphasis">uid</text:span> y el <text:span text:style-name="Emphasis">euid</text:span> van a coincidir, pero si un usuario U1 ejecuta un programa P que pertenece a otro usuario U2 y que tiene activo el bit S_ISUID entonces el proceso asociado a la ejecución de P por parte de U1 va a cambiar su <text:span text:style-name="Emphasis">euid</text:span> y va a tomar el valor del <text:span text:style-name="Emphasis">uid</text:span> del usuario U2.</text:p>
            <text:p text:style-name="P32">El usuario efectivo es el que hace la llmada la sistema.</text:p>
            <text:p text:style-name="P32">El identificador de usuario efectivo del proceso que efectúa la llamada es el del superusuario.</text:p>
          </table:table-cell>
        </table:table-row>
      </table:table>
      <text:p text:style-name="Standard"/>
      <text:p text:style-name="Standard"><text:span text:style-name="T6">Ejercicio 2.</text:span> <text:span text:style-name="T6">usu2.c:</text:span> para el proceso actual, averigua su <text:span text:style-name="T6">uid</text:span>, así como la información relativa a su nombre de <text:s/>usuario y <text:span text:style-name="T6">password</text:span>, y muéstralo por pantalla. Realiza la misma operación pero usando <text:span text:style-name="T6">getspnam()</text:span>. ¿Qué significa la información que <text:s/>ahora imprimes por pantalla?, ¿por qué la diferencia con la información anterior?</text:p>
      <table:table table:name="Table8" table:style-name="Table8">
        <table:table-column table:style-name="Table8.A"/>
        <table:table-row table:style-name="Table8.1">
          <table:table-cell table:style-name="Table8.A1" office:value-type="string">
            <text:p text:style-name="P34"><text:span text:style-name="T24">#include</text:span><text:span text:style-name="T26"> </text:span><text:span text:style-name="T28">&lt;unistd.h&gt;</text:span></text:p>
            <text:p text:style-name="P21"><text:span text:style-name="T23">#include</text:span><text:span text:style-name="T25"> </text:span><text:span text:style-name="T27">&lt;pwd.h&gt;</text:span></text:p>
            <text:p text:style-name="P21"><text:span text:style-name="T23">#include</text:span><text:span text:style-name="T25"> </text:span><text:span text:style-name="T27">&lt;sys/types.h&gt;</text:span></text:p>
            <text:p text:style-name="P21"><text:span text:style-name="T23">#include</text:span><text:span text:style-name="T25"> </text:span><text:span text:style-name="T27">&lt;stdio.h&gt;</text:span></text:p>
            <text:p text:style-name="P21"><text:span text:style-name="T23">#include</text:span><text:span text:style-name="T25"> </text:span><text:span text:style-name="T27">&lt;shadow.h&gt;</text:span></text:p>
            <text:p text:style-name="P24"/>
            <text:p text:style-name="P21"><text:span text:style-name="T25">int</text:span> <text:span text:style-name="T29">main</text:span>() {</text:p>
            <text:p text:style-name="P22">/* Definir apropiadamente usuario y su estructura pw */</text:p>
            <text:p text:style-name="P21"><text:span text:style-name="T25">struct</text:span> spwd *info;</text:p>
            <text:p text:style-name="P22">/* Obtener el uid del proceso */</text:p>
            <text:p text:style-name="P21"><text:span text:style-name="T25">uid_t</text:span> usuario = <text:span text:style-name="T29">getuid</text:span>();</text:p>
            <text:p text:style-name="P22">/* Obtener la informacion de usuario con el identificador */</text:p>
            <text:p text:style-name="P21"><text:span text:style-name="T29">printf</text:span>(<text:span text:style-name="T27">"Entro al sistema como %s(uid:%d)</text:span><text:span text:style-name="T31">\n</text:span><text:span text:style-name="T27">"</text:span>,usuario);</text:p>
            <text:p text:style-name="P24"/>
            <text:p text:style-name="P22">/* Imprimir el pasword del usuario */</text:p>
            <text:p text:style-name="P21">info = <text:span text:style-name="T29">getspnam</text:span>(<text:span text:style-name="T27">"badr"</text:span>);</text:p>
            <text:p text:style-name="P21"><text:span text:style-name="T29">printf</text:span>(<text:span text:style-name="T27">"passwd %s</text:span><text:span text:style-name="T31">\n</text:span><text:span text:style-name="T27">"</text:span>,<text:span text:style-name="T33">info</text:span>-&gt;<text:span text:style-name="T33">sp_pwdp</text:span>);</text:p>
            <text:p text:style-name="P24"><text:soft-page-break/></text:p>
            <text:p text:style-name="P22">/* Tratar de obtener la informacion de usuarioso con getspnam() </text:p>
            <text:p text:style-name="P22">e imprimir el passwd*/</text:p>
            <text:p text:style-name="P24"/>
            <text:p text:style-name="P22">/* Si no es posible usar getspnam(), explica por que y busca una solucion */</text:p>
            <text:p text:style-name="P21"><text:span text:style-name="T23">return</text:span> <text:span text:style-name="T32">1</text:span>;</text:p>
            <text:p text:style-name="P21">}</text:p>
            <text:p text:style-name="P31"><text:span text:style-name="T9"/></text:p>
          </table:table-cell>
        </table:table-row>
      </table:table>
      <text:p text:style-name="Standard"/>
      <text:p text:style-name="Standard"><text:span text:style-name="T6">Ejercicio 2.2 (opcional)</text:span>. Una vez hayas conseguido ver el <text:span text:style-name="T6">password</text:span> del usuario <text:span text:style-name="T6">usuarioso</text:span> encriptado, trata de obtener ese mismo resultado usando el comando <text:span text:style-name="T6">mkpasswd</text:span> (teniendo en cuenta que conoces la clave, claro).</text:p>
      <table:table table:name="Table9" table:style-name="Table9">
        <table:table-column table:style-name="Table9.A"/>
        <table:table-row table:style-name="Table9.1">
          <table:table-cell table:style-name="Table9.A1" office:value-type="string">
            <text:p text:style-name="P8"/>
            <text:p text:style-name="P8"/>
            <text:p text:style-name="P8"/>
          </table:table-cell>
        </table:table-row>
      </table:table>
      <text:p text:style-name="Standard"/>
      <text:p text:style-name="Standard"><text:span text:style-name="T6">Ejercicio 3. usu3.c:</text:span> ¿cómo hacer que un proceso de <text:span text:style-name="T6">root</text:span> realice una acción como <text:span text:style-name="T6">usuarioso</text:span> y luego siga siendo <text:span text:style-name="T6">root</text:span>?. Escribe un código C de ejemplo para demostrarlo. Compílalo, cambia su propietario a <text:span text:style-name="T6">root</text:span> y ejecútalo. Durante la ejecución, comprueba usando la herramienta <text:span text:style-name="T6">top</text:span> que el proceso efectivamente cambia su usuario y vuelve posteriormente a <text:span text:style-name="T6">root</text:span>.</text:p>
      <table:table table:name="Table10" table:style-name="Table10">
        <table:table-column table:style-name="Table10.A"/>
        <table:table-row table:style-name="Table10.1">
          <table:table-cell table:style-name="Table10.A1"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Standard"/>
      <text:p text:style-name="Standard"><text:span text:style-name="T6">Ejercicio 4. usu4.c:</text:span> ¿cómo hacer que el UID y el EUID de un proceso sean diferentes, siendo el EUID el del usuario que lanza la aplicación?. Escribe un código C de ejemplo para demostrarlo y describe el resto de acciones necesarias para llevarlo a cabo.</text:p>
      <table:table table:name="Table11" table:style-name="Table11">
        <table:table-column table:style-name="Table11.A"/>
        <table:table-row table:style-name="Table11.1">
          <table:table-cell table:style-name="Table11.A1" office:value-type="string">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Heading_20_2"><text:bookmark text:name="_w1wvm0nqmntf"/>Compilación y Entrega</text:p>
      <text:p text:style-name="Standard">Crea un <text:span text:style-name="T6">makefile</text:span> que compile compile todos los ejemplos del directorio de modo que se generen ejecutables con el mismo nombre que el fuente, pero con extensión <text:span text:style-name="T6">.elf</text:span>. El <text:span text:style-name="T6">makefile</text:span> deberá incluir una regla <text:span text:style-name="T6">clean</text:span> que borre todos los ficheros <text:span text:style-name="T6">.o</text:span> y <text:span text:style-name="T6">.elf</text:span> generados.</text:p>
      <table:table table:name="Table12" table:style-name="Table12">
        <table:table-column table:style-name="Table12.A"/>
        <table:table-row table:style-name="Table12.1">
          <table:table-cell table:style-name="Table12.A1"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Standard"/>
      <text:p text:style-name="Standard">Asimismo, entrega este documento exportado a PDF con las respuestas a las cuestiones y por otro lado el código fuente de todos los ejercicios, comprimido como .z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ff0000" style:font-name="Cambria" fo:font-family="Cambria" style:font-family-generic="roman" style:font-pitch="variable" fo:font-size="18pt" style:font-name-asian="Cambria1" style:font-family-asian="Cambria" style:font-family-generic-asian="system" style:font-pitch-asian="variable" style:font-size-asian="18pt" style:font-name-complex="Cambria1" style:font-family-complex="Cambri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text-align="justify" style:justify-single-word="false" fo:keep-together="always" fo:keep-with-next="always"/>
      <style:text-properties fo:color="#4a86e8"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38761d"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7.621cm" fo:margin-top="0cm" fo:margin-bottom="0cm" table:align="center"/>
    </style:style>
    <style:style style:name="Table13.A" style:family="table-column">
      <style:table-column-properties style:column-width="17.621cm"/>
    </style:style>
    <style:style style:name="Table13.1" style:family="table-row">
      <style:table-row-properties style:min-row-height="1.852cm" fo:keep-together="auto"/>
    </style:style>
    <style:style style:name="Table13.A1" style:family="table-cell">
      <style:table-cell-properties style:vertical-align="middle" fo:padding="0.176cm" fo:border="1pt solid #000000"/>
    </style:style>
    <style:style style:name="Table13.2" style:family="table-row">
      <style:table-row-properties fo:keep-together="auto"/>
    </style:style>
    <style:style style:name="Table13.A2" style:family="table-cell">
      <style:table-cell-properties fo:padding="0.176cm" fo:border="1pt solid #000000"/>
    </style:style>
    <style:style style:name="MP1" style:family="paragraph" style:parent-style-name="Standard">
      <style:paragraph-properties fo:text-align="end" style:justify-single-word="false"/>
    </style:style>
    <style:style style:name="MP2"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MP3"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MP4"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MP5" style:family="paragraph" style:parent-style-name="Standard">
      <style:paragraph-properties fo:margin-top="0cm" fo:margin-bottom="0cm" loext:contextual-spacing="false" fo:line-height="100%" fo:text-align="start" style:justify-single-word="false" fo:orphans="0" fo:widows="0"/>
    </style:style>
    <style:style style:name="MP6"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MP7" style:family="paragraph" style:parent-style-name="Standard">
      <style:paragraph-properties fo:margin-top="0cm" fo:margin-bottom="0cm" loext:contextual-spacing="false" fo:line-height="100%"/>
    </style:style>
    <style:style style:name="MT1" style:family="text">
      <style:text-properties style:font-name="Consolas" fo:font-size="10pt" fo:font-weight="bold" style:font-name-asian="Consolas1" style:font-size-asian="10pt" style:font-weight-asian="bold" style:font-name-complex="Consolas1" style:font-size-complex="10pt"/>
    </style:style>
    <style:style style:name="MT2" style:family="text">
      <style:text-properties style:font-name="Consolas" fo:font-size="10pt" style:font-name-asian="Consolas1" style:font-size-asian="10pt" style:font-name-complex="Consolas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1.905cm" fo:margin-right="1.905cm" fo:background-color="#ffffff" style:writing-mode="lr-tb" style:layout-grid-color="#c0c0c0" style:layout-grid-lines="2589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5</text:page-number></text:p>
      </style:footer>
    </style:master-page>
    <style:master-page style:name="First_20_Page" style:display-name="First Page" style:page-layout-name="Mpm1" style:next-style-name="Standard">
      <style:header>
        <text:p text:style-name="MP2"/>
        <table:table table:name="Table13" table:style-name="Table13">
          <table:table-column table:style-name="Table13.A"/>
          <table:table-row table:style-name="Table13.1">
            <table:table-cell table:style-name="Table13.A1" office:value-type="string">
              <text:p text:style-name="MP3"><draw:frame draw:style-name="Mfr1" draw:name="image1.png" text:anchor-type="char" svg:x="0cm" svg:y="0.185cm" svg:width="1.124cm" svg:height="1.272cm" draw:z-index="0"><draw:image xlink:href="Pictures/100000000000006900000078647D85B44F0C34F9.png" xlink:type="simple" xlink:show="embed" xlink:actuate="onLoad" loext:mime-type="image/png"/></draw:frame></text:p>
              <text:p text:style-name="MP4">AMPLIACIÓN DE SISTEMAS OPERATIVOS - HOJA DE EJERCICIOS</text:p>
              <text:p text:style-name="MP4">Hoja de Ejercicios 1.3</text:p>
            </table:table-cell>
          </table:table-row>
          <table:table-row table:style-name="Table13.2">
            <table:table-cell table:style-name="Table13.A2" office:value-type="string">
              <text:p text:style-name="MP5"><text:span text:style-name="MT1">Nombre y Apellidos:</text:span><text:span text:style-name="MT2"> <text:line-break/></text:span><text:span text:style-name="MT1">Nombre y Apellidos:</text:span><text:span text:style-name="MT2"> </text:span></text:p>
              <text:p text:style-name="MP6"/>
              <text:p text:style-name="MP5"><text:span text:style-name="MT1">Grupo:</text:span><text:span text:style-name="MT2"> </text:span></text:p>
            </table:table-cell>
          </table:table-row>
        </table:table>
        <text:p text:style-name="MP7"/>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2T12:38:28.435569601</dc:date>
    <meta:editing-duration>PT1H56M56S</meta:editing-duration>
    <meta:editing-cycles>2</meta:editing-cycles>
    <meta:document-statistic meta:table-count="13" meta:image-count="1" meta:object-count="0" meta:page-count="5" meta:paragraph-count="88" meta:word-count="943" meta:character-count="5824" meta:non-whitespace-character-count="4959"/>
  </office:meta>
</office:document-meta>
</file>